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ccb" officeooo:paragraph-rsid="00175ccb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75ccb" officeooo:paragraph-rsid="00175ccb"/>
    </style:style>
    <style:style style:name="P3" style:family="paragraph" style:parent-style-name="Standard">
      <style:text-properties officeooo:rsid="00190f75" officeooo:paragraph-rsid="00190f75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190f75" officeooo:paragraph-rsid="00190f7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7" style:family="paragraph" style:parent-style-name="Standard">
      <style:text-properties fo:font-weight="bold" officeooo:rsid="00175ccb" officeooo:paragraph-rsid="00175ccb" style:font-weight-asian="bold" style:font-weight-complex="bold"/>
    </style:style>
    <style:style style:name="P8" style:family="paragraph" style:parent-style-name="Standard">
      <style:text-properties fo:font-weight="bold" officeooo:rsid="001d76b5" officeooo:paragraph-rsid="001d76b5" style:font-weight-asian="bold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10" style:family="paragraph" style:parent-style-name="Standard">
      <style:text-properties fo:color="#000000" loext:opacity="100%" style:font-name="Monospace" fo:font-size="10pt" officeooo:rsid="00175ccb" officeooo:paragraph-rsid="00175ccb" style:font-size-asian="10pt"/>
    </style:style>
    <style:style style:name="P11" style:family="paragraph" style:parent-style-name="Standard">
      <style:text-properties fo:color="#000000" loext:opacity="100%" style:font-name="Monospace" fo:font-size="10pt" fo:font-weight="normal" officeooo:paragraph-rsid="001f3383" fo:background-color="#ffffff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font-weight="normal" officeooo:rsid="001fb553" officeooo:paragraph-rsid="001f3383" fo:background-color="#ffffff" style:font-size-asian="10pt"/>
    </style:style>
    <style:style style:name="P13" style:family="paragraph" style:parent-style-name="Standard">
      <style:text-properties fo:color="#000000" loext:opacity="100%" style:font-name="Monospace" fo:font-size="10pt" fo:font-weight="normal" officeooo:rsid="001d76b5" officeooo:paragraph-rsid="001d76b5" fo:background-color="#ffffff" style:font-size-asian="10pt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Droid Sans Mono" fo:font-size="9.75pt" fo:font-weight="normal" officeooo:rsid="001d76b5" officeooo:paragraph-rsid="001d76b5" fo:background-color="#ffffff" style:font-weight-asian="bold" style:font-weight-complex="bold"/>
    </style:style>
    <style:style style:name="P15" style:family="paragraph" style:parent-style-name="Standard">
      <style:text-properties fo:color="#000000" loext:opacity="100%" style:font-name="Droid Sans Mono" fo:font-size="9.75pt" fo:font-weight="normal" officeooo:paragraph-rsid="001f3383" fo:background-color="#ffffff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Droid Sans Mono" fo:font-size="9.75pt" fo:font-weight="normal" officeooo:paragraph-rsid="001f3383" fo:background-color="#ffffff"/>
    </style:style>
    <style:style style:name="P17" style:family="paragraph" style:parent-style-name="Standard">
      <style:text-properties officeooo:rsid="0023b0bf" officeooo:paragraph-rsid="0023b0bf"/>
    </style:style>
    <style:style style:name="P18" style:family="paragraph" style:parent-style-name="Standard">
      <style:paragraph-properties style:line-height-at-least="0.476cm"/>
      <style:text-properties fo:color="#000000" loext:opacity="100%" style:font-name="Droid Sans Mono" fo:font-size="9.75pt" fo:font-weight="normal" officeooo:rsid="001d76b5" officeooo:paragraph-rsid="001d76b5" fo:background-color="#ffffff" style:font-weight-asian="bold" style:font-weight-complex="bold"/>
    </style:style>
    <style:style style:name="P19" style:family="paragraph" style:parent-style-name="Standard">
      <style:paragraph-properties style:line-height-at-least="0.476cm"/>
      <style:text-properties officeooo:paragraph-rsid="00242382"/>
    </style:style>
    <style:style style:name="P20" style:family="paragraph" style:parent-style-name="Standard">
      <style:paragraph-properties style:line-height-at-least="0.476cm"/>
      <style:text-properties officeooo:rsid="00275b61" officeooo:paragraph-rsid="00275b61"/>
    </style:style>
    <style:style style:name="P21" style:family="paragraph" style:parent-style-name="Standard">
      <loext:graphic-properties draw:fill="solid" draw:fill-color="#1e1f22"/>
      <style:paragraph-properties style:line-height-at-least="0.476cm" fo:background-color="#1e1f22" fo:padding="0cm" fo:border="none" style:shadow="none"/>
      <style:text-properties officeooo:rsid="00275b61" officeooo:paragraph-rsid="00275b61"/>
    </style:style>
    <style:style style:name="P22" style:family="paragraph" style:parent-style-name="Standard">
      <style:paragraph-properties style:line-height-at-least="0.476cm"/>
      <style:text-properties officeooo:rsid="002ef287" officeooo:paragraph-rsid="002ef287"/>
    </style:style>
    <style:style style:name="P23" style:family="paragraph" style:parent-style-name="Standard">
      <loext:graphic-properties draw:fill="solid" draw:fill-color="#1e1f22"/>
      <style:paragraph-properties style:line-height-at-least="0.476cm" fo:background-color="#1e1f22" fo:padding="0cm" fo:border="none" style:shadow="none"/>
      <style:text-properties officeooo:rsid="002ef287" officeooo:paragraph-rsid="002ef287"/>
    </style:style>
    <style:style style:name="P24" style:family="paragraph" style:parent-style-name="Standard">
      <style:paragraph-properties style:line-height-at-least="0.476cm"/>
      <style:text-properties officeooo:rsid="00309454" officeooo:paragraph-rsid="00309454"/>
    </style:style>
    <style:style style:name="P25" style:family="paragraph" style:parent-style-name="Standard">
      <style:paragraph-properties style:line-height-at-least="0.476cm"/>
      <style:text-properties officeooo:rsid="003184e8" officeooo:paragraph-rsid="003184e8"/>
    </style:style>
    <style:style style:name="P26" style:family="paragraph" style:parent-style-name="Standard">
      <loext:graphic-properties draw:fill="solid" draw:fill-color="#1e1f22"/>
      <style:paragraph-properties style:line-height-at-least="0.476cm" fo:background-color="#1e1f22" fo:padding="0cm" fo:border="none" style:shadow="none"/>
      <style:text-properties officeooo:rsid="003184e8" officeooo:paragraph-rsid="003184e8"/>
    </style:style>
    <style:style style:name="P27" style:family="paragraph" style:parent-style-name="Standard">
      <style:paragraph-properties style:line-height-at-least="0.476cm"/>
      <style:text-properties officeooo:rsid="00372d8a" officeooo:paragraph-rsid="00372d8a"/>
    </style:style>
    <style:style style:name="P28" style:family="paragraph" style:parent-style-name="Standard">
      <loext:graphic-properties draw:fill="solid" draw:fill-color="#1e1f22"/>
      <style:paragraph-properties style:line-height-at-least="0.476cm" fo:background-color="#1e1f22" fo:padding="0cm" fo:border="none" style:shadow="none"/>
      <style:text-properties officeooo:rsid="00372d8a" officeooo:paragraph-rsid="00372d8a"/>
    </style:style>
    <style:style style:name="T1" style:family="text">
      <style:text-properties fo:color="#000000" loext:opacity="100%" style:font-name="Monospace" fo:font-size="10pt" style:font-size-asian="10pt"/>
    </style:style>
    <style:style style:name="T2" style:family="text">
      <style:text-properties fo:color="#000000" loext:opacity="100%" style:font-name="Monospace" fo:font-size="10pt" fo:background-color="#d4d4d4" loext:char-shading-value="0" style:font-size-asian="10pt"/>
    </style:style>
    <style:style style:name="T3" style:family="text">
      <style:text-properties fo:color="#000000" loext:opacity="100%" style:font-name="Monospace" fo:font-size="10pt" fo:font-style="italic" style:font-size-asian="10pt" style:font-style-asian="italic"/>
    </style:style>
    <style:style style:name="T4" style:family="text">
      <style:text-properties fo:color="#000000" loext:opacity="100%" style:font-name="Droid Sans Mono" fo:font-size="9.75pt" fo:font-weight="normal" fo:background-color="#ffffff" loext:char-shading-value="0" style:font-weight-asian="bold" style:font-weight-complex="bold"/>
    </style:style>
    <style:style style:name="T5" style:family="text">
      <style:text-properties fo:color="#000000" loext:opacity="100%" style:font-name="Droid Sans Mono" fo:font-size="9.75pt" fo:font-weight="normal" officeooo:rsid="00242382" fo:background-color="#ffffff" loext:char-shading-value="0" style:font-weight-asian="bold" style:font-weight-complex="bold"/>
    </style:style>
    <style:style style:name="T6" style:family="text">
      <style:text-properties fo:color="#000000" loext:opacity="100%" style:font-name="Droid Sans Mono" fo:font-size="9.75pt" fo:font-weight="normal" officeooo:rsid="00261454" fo:background-color="#ffffff" loext:char-shading-value="0" style:font-weight-asian="bold" style:font-weight-complex="bold"/>
    </style:style>
    <style:style style:name="T7" style:family="text">
      <style:text-properties fo:color="#6a3e3e" loext:opacity="100%" style:font-name="Monospace" fo:font-size="10pt" style:font-size-asian="10pt"/>
    </style:style>
    <style:style style:name="T8" style:family="text">
      <style:text-properties fo:color="#7f0055" loext:opacity="100%" style:font-name="Monospace" fo:font-size="10pt" fo:font-weight="bold" style:font-size-asian="10pt" style:font-weight-asian="bold"/>
    </style:style>
    <style:style style:name="T9" style:family="text">
      <style:text-properties fo:color="#2a00ff" loext:opacity="100%" style:font-name="Monospace" fo:font-size="10pt" style:font-size-asian="10pt"/>
    </style:style>
    <style:style style:name="T10" style:family="text">
      <style:text-properties fo:color="#3f7f5f" loext:opacity="100%" style:font-name="Monospace" fo:font-size="10pt" style:font-size-asian="10pt"/>
    </style:style>
    <style:style style:name="T11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646464" loext:opacity="100%" style:font-name="Monospace" fo:font-size="10pt" style:font-size-asian="10pt"/>
    </style:style>
    <style:style style:name="T13" style:family="text">
      <style:text-properties fo:color="#7f9fbf" loext:opacity="100%" style:font-name="Monospace" fo:font-size="10pt" fo:font-weight="bold" style:font-size-asian="10pt" style:font-weight-asian="bold"/>
    </style:style>
    <style:style style:name="T14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15" style:family="text">
      <style:text-properties fo:color="#0000c0" loext:opacity="100%" style:font-name="Monospace" fo:font-size="10pt" style:font-size-asian="10pt"/>
    </style:style>
    <style:style style:name="T16" style:family="text">
      <style:text-properties style:font-name="Monospace" fo:font-size="10pt" style:font-size-asian="10pt"/>
    </style:style>
    <style:style style:name="T17" style:family="text">
      <style:text-properties style:font-name="Monospace" fo:font-size="10pt" officeooo:rsid="001fb553" style:font-size-asian="10pt"/>
    </style:style>
    <style:style style:name="T18" style:family="text">
      <style:text-properties officeooo:rsid="001d7dcd"/>
    </style:style>
    <style:style style:name="T19" style:family="text">
      <style:text-properties officeooo:rsid="001dfaa3"/>
    </style:style>
    <style:style style:name="T20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21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22" style:family="text">
      <style:text-properties fo:color="#bcbec4" loext:opacity="100%" style:font-name="JetBrains Mono1" fo:font-size="10pt" fo:font-style="italic" fo:font-weight="normal" style:font-size-asian="10pt" style:font-style-asian="italic" style:font-weight-asian="normal"/>
    </style:style>
    <style:style style:name="T23" style:family="text">
      <style:text-properties fo:color="#bcbec4" loext:opacity="100%" style:font-name="JetBrains Mono1" fo:font-size="10pt" fo:font-style="italic" fo:font-weight="normal" style:font-size-asian="10pt" style:font-style-asian="italic" style:font-weight-asian="normal"/>
    </style:style>
    <style:style style:name="T24" style:family="text">
      <style:text-properties fo:color="#bcbec4" loext:opacity="100%" style:font-name="JetBrains Mono" fo:font-size="10pt" fo:font-style="normal" fo:font-weight="normal" fo:background-color="#ffffff" loext:char-shading-value="0" style:font-size-asian="10pt" style:font-style-asian="normal" style:font-weight-asian="normal" style:font-weight-complex="bold"/>
    </style:style>
    <style:style style:name="T25" style:family="text">
      <style:text-properties fo:color="#2aacb8" loext:opacity="100%" style:font-name="JetBrains Mono1" fo:font-size="10pt" fo:font-style="normal" fo:font-weight="normal" style:font-size-asian="10pt" style:font-style-asian="normal" style:font-weight-asian="normal"/>
    </style:style>
    <style:style style:name="T26" style:family="text">
      <style:text-properties fo:color="#2aacb8" loext:opacity="100%" style:font-name="JetBrains Mono1" fo:font-size="10pt" fo:font-style="normal" fo:font-weight="normal" style:font-size-asian="10pt" style:font-style-asian="normal" style:font-weight-asian="normal"/>
    </style:style>
    <style:style style:name="T27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/>
    </style:style>
    <style:style style:name="T28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/>
    </style:style>
    <style:style style:name="T29" style:family="text">
      <style:text-properties fo:color="#cf8e6d" loext:opacity="100%" style:font-name="JetBrains Mono" fo:font-size="10pt" fo:font-style="normal" fo:font-weight="normal" fo:background-color="#ffffff" loext:char-shading-value="0" style:font-size-asian="10pt" style:font-style-asian="normal" style:font-weight-asian="normal" style:font-weight-complex="bold"/>
    </style:style>
    <style:style style:name="T30" style:family="text">
      <style:text-properties fo:color="#c77dbb" loext:opacity="100%" style:font-name="JetBrains Mono1" fo:font-size="10pt" fo:font-style="normal" fo:font-weight="normal" style:font-size-asian="10pt" style:font-style-asian="normal" style:font-weight-asian="normal"/>
    </style:style>
    <style:style style:name="T31" style:family="text">
      <style:text-properties fo:color="#c77dbb" loext:opacity="100%" style:font-name="JetBrains Mono1" fo:font-size="10pt" fo:font-style="normal" fo:font-weight="normal" style:font-size-asian="10pt" style:font-style-asian="normal" style:font-weight-asian="normal"/>
    </style:style>
    <style:style style:name="T32" style:family="text">
      <style:text-properties fo:color="#c77dbb" loext:opacity="100%" style:font-name="JetBrains Mono1" fo:font-size="10pt" fo:font-style="italic" fo:font-weight="normal" style:font-size-asian="10pt" style:font-style-asian="italic" style:font-weight-asian="normal"/>
    </style:style>
    <style:style style:name="T33" style:family="text">
      <style:text-properties fo:color="#c77dbb" loext:opacity="100%" style:font-name="JetBrains Mono1" fo:font-size="10pt" fo:font-style="italic" fo:font-weight="normal" style:font-size-asian="10pt" style:font-style-asian="italic" style:font-weight-asian="normal"/>
    </style:style>
    <style:style style:name="T34" style:family="text">
      <style:text-properties fo:color="#6aab73" loext:opacity="100%" style:font-name="JetBrains Mono1" fo:font-size="10pt" fo:font-style="normal" fo:font-weight="normal" style:font-size-asian="10pt" style:font-style-asian="normal" style:font-weight-asian="normal"/>
    </style:style>
    <style:style style:name="T35" style:family="text">
      <style:text-properties fo:color="#6aab73" loext:opacity="100%" style:font-name="JetBrains Mono1" fo:font-size="10pt" fo:font-style="normal" fo:font-weight="normal" style:font-size-asian="10pt" style:font-style-asian="normal" style:font-weight-asian="normal"/>
    </style:style>
    <style:style style:name="T36" style:family="text">
      <style:text-properties fo:color="#56a8f5" loext:opacity="100%" style:font-name="JetBrains Mono1" fo:font-size="10pt" fo:font-style="normal" fo:font-weight="normal" style:font-size-asian="10pt" style:font-style-asian="normal" style:font-weight-asian="normal"/>
    </style:style>
    <style:style style:name="T37" style:family="text">
      <style:text-properties fo:color="#7a7e85" loext:opacity="100%" style:font-name="JetBrains Mono1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s:</text:p>
      <text:p text:style-name="P1"/>
      <text:p text:style-name="P1">Sort hashmap according to values.</text:p>
      <text:p text:style-name="P2"><text:span text:style-name="T1">HashMap&lt;</text:span><text:span text:style-name="T2">String</text:span><text:span text:style-name="T1">, Integer&gt; </text:span><text:span text:style-name="T7">map</text:span><text:span text:style-name="T1"> = </text:span><text:span text:style-name="T8">new</text:span><text:span text:style-name="T1"> HashMap&lt;&gt;();</text:span></text:p>
      <text:p text:style-name="P5"><text:span text:style-name="T1"><text:tab/><text:tab/></text:span><text:span text:style-name="T7">map</text:span><text:span text:style-name="T1">.put(</text:span><text:span text:style-name="T9">"AAA"</text:span><text:span text:style-name="T1">, 67);</text:span></text:p>
      <text:p text:style-name="P5"><text:span text:style-name="T1"><text:tab/><text:tab/></text:span><text:span text:style-name="T7">map</text:span><text:span text:style-name="T1">.put(</text:span><text:span text:style-name="T9">"AAB"</text:span><text:span text:style-name="T1">, 69);</text:span></text:p>
      <text:p text:style-name="P5"><text:span text:style-name="T1"><text:tab/><text:tab/></text:span><text:span text:style-name="T7">map</text:span><text:span text:style-name="T1">.put(</text:span><text:span text:style-name="T9">"AAC"</text:span><text:span text:style-name="T1">, 68);</text:span></text:p>
      <text:p text:style-name="P5"><text:span text:style-name="T1"><text:tab/><text:tab/></text:span><text:span text:style-name="T7">map</text:span><text:span text:style-name="T1">.put(</text:span><text:span text:style-name="T9">"AAD"</text:span><text:span text:style-name="T1">, 66);</text:span></text:p>
      <text:p text:style-name="P9"><text:tab/><text:tab/></text:p>
      <text:p text:style-name="P5"><text:span text:style-name="T1"><text:tab/><text:tab/>List&lt;Map.Entry&lt;</text:span><text:span text:style-name="T2">String</text:span><text:span text:style-name="T1">, Integer&gt;&gt; </text:span><text:span text:style-name="T7">list</text:span><text:span text:style-name="T1"> = </text:span><text:span text:style-name="T8">new</text:span><text:span text:style-name="T1"> LinkedList&lt;Map.Entry&lt;</text:span><text:span text:style-name="T2">String</text:span><text:span text:style-name="T1">, Integer&gt;&gt;();</text:span></text:p>
      <text:p text:style-name="P5"><text:span text:style-name="T1"><text:tab/><text:tab/></text:span><text:span text:style-name="T8">for</text:span><text:span text:style-name="T1">(Map.Entry&lt;</text:span><text:span text:style-name="T2">String</text:span><text:span text:style-name="T1"> , Integer&gt; </text:span><text:span text:style-name="T7">e</text:span><text:span text:style-name="T1"> : </text:span><text:span text:style-name="T7">map</text:span><text:span text:style-name="T1">.entrySet()) {</text:span></text:p>
      <text:p text:style-name="P5"><text:span text:style-name="T1"><text:tab/><text:tab/><text:tab/></text:span><text:span text:style-name="T7">list</text:span><text:span text:style-name="T1">.add(</text:span><text:span text:style-name="T7">e</text:span><text:span text:style-name="T1">);</text:span></text:p>
      <text:p text:style-name="P9"><text:tab/><text:tab/>}</text:p>
      <text:p text:style-name="P5"><text:span text:style-name="T1"><text:tab/><text:tab/></text:span><text:span text:style-name="T10">//System.out.println(list.size());</text:span></text:p>
      <text:p text:style-name="P5"><text:span text:style-name="T1"><text:tab/><text:tab/>Collections.</text:span><text:span text:style-name="T3">sort</text:span><text:span text:style-name="T1">(</text:span><text:span text:style-name="T7">list</text:span><text:span text:style-name="T1">, </text:span><text:span text:style-name="T8">new</text:span><text:span text:style-name="T1"> Comparator&lt;Map.Entry&lt;</text:span><text:span text:style-name="T2">String</text:span><text:span text:style-name="T1">, Integer&gt;&gt;() {</text:span></text:p>
      <text:p text:style-name="P6"/>
      <text:p text:style-name="P5"><text:span text:style-name="T1"><text:tab/><text:tab/><text:tab/></text:span><text:span text:style-name="T12">@Override</text:span></text:p>
      <text:p text:style-name="P5"><text:span text:style-name="T1"><text:tab/><text:tab/><text:tab/></text:span><text:span text:style-name="T8">public</text:span><text:span text:style-name="T1"> </text:span><text:span text:style-name="T8">int</text:span><text:span text:style-name="T1"> compare(Map.Entry&lt;</text:span><text:span text:style-name="T2">String</text:span><text:span text:style-name="T1">, Integer&gt; </text:span><text:span text:style-name="T7">o1</text:span><text:span text:style-name="T1">, Map.Entry&lt;</text:span><text:span text:style-name="T2">String</text:span><text:span text:style-name="T1">, Integer&gt; </text:span><text:span text:style-name="T7">o2</text:span><text:span text:style-name="T1">) {</text:span></text:p>
      <text:p text:style-name="P5"><text:span text:style-name="T1"><text:tab/><text:tab/><text:tab/><text:tab/></text:span><text:span text:style-name="T10">// </text:span><text:span text:style-name="T13">TODO</text:span><text:span text:style-name="T10"> Auto-generated method stub</text:span></text:p>
      <text:p text:style-name="P5"><text:span text:style-name="T1"><text:tab/><text:tab/><text:tab/><text:tab/></text:span><text:span text:style-name="T8">if</text:span><text:span text:style-name="T1">(</text:span><text:span text:style-name="T7">o1</text:span><text:span text:style-name="T1">.getValue() &lt; </text:span><text:span text:style-name="T7">o2</text:span><text:span text:style-name="T1">.getValue()) {</text:span></text:p>
      <text:p text:style-name="P5"><text:span text:style-name="T1"><text:tab/><text:tab/><text:tab/><text:tab/><text:tab/></text:span><text:span text:style-name="T8">return</text:span><text:span text:style-name="T1"> -1;</text:span></text:p>
      <text:p text:style-name="P5"><text:span text:style-name="T1"><text:tab/><text:tab/><text:tab/><text:tab/>}</text:span><text:span text:style-name="T8">else</text:span><text:span text:style-name="T1"> </text:span><text:span text:style-name="T8">if</text:span><text:span text:style-name="T1">(</text:span><text:span text:style-name="T7">o1</text:span><text:span text:style-name="T1">.getValue() &gt; </text:span><text:span text:style-name="T7">o2</text:span><text:span text:style-name="T1">.getValue()) {</text:span></text:p>
      <text:p text:style-name="P5"><text:span text:style-name="T1"><text:tab/><text:tab/><text:tab/><text:tab/><text:tab/></text:span><text:span text:style-name="T8">return</text:span><text:span text:style-name="T1"> 1;</text:span></text:p>
      <text:p text:style-name="P9"><text:tab/><text:tab/><text:tab/><text:tab/>}</text:p>
      <text:p text:style-name="P5"><text:span text:style-name="T1"><text:tab/><text:tab/><text:tab/><text:tab/></text:span><text:span text:style-name="T8">return</text:span><text:span text:style-name="T1"> 0;</text:span></text:p>
      <text:p text:style-name="P9"><text:tab/><text:tab/><text:tab/>}</text:p>
      <text:p text:style-name="P9"><text:tab/><text:tab/><text:tab/></text:p>
      <text:p text:style-name="P9"><text:tab/><text:tab/>});</text:p>
      <text:p text:style-name="P9"><text:tab/><text:tab/></text:p>
      <text:p text:style-name="P5"><text:span text:style-name="T1"><text:tab/><text:tab/>LinkedHashMap&lt;</text:span><text:span text:style-name="T2">String</text:span><text:span text:style-name="T1"> , Integer&gt; </text:span><text:span text:style-name="T7">map2</text:span><text:span text:style-name="T1"> = </text:span><text:span text:style-name="T8">new</text:span><text:span text:style-name="T1"> LinkedHashMap&lt;</text:span><text:span text:style-name="T2">String</text:span><text:span text:style-name="T1">, Integer&gt;();</text:span></text:p>
      <text:p text:style-name="P9"><text:tab/><text:tab/></text:p>
      <text:p text:style-name="P5"><text:span text:style-name="T1"><text:tab/><text:tab/></text:span><text:span text:style-name="T8">for</text:span><text:span text:style-name="T1">(Map.Entry&lt;</text:span><text:span text:style-name="T2">String</text:span><text:span text:style-name="T1">, Integer&gt; </text:span><text:span text:style-name="T7">e</text:span><text:span text:style-name="T1"> : </text:span><text:span text:style-name="T7">list</text:span><text:span text:style-name="T1">) {</text:span></text:p>
      <text:p text:style-name="P5"><text:span text:style-name="T1"><text:tab/><text:tab/><text:tab/></text:span><text:span text:style-name="T7">map2</text:span><text:span text:style-name="T1">.put(</text:span><text:span text:style-name="T7">e</text:span><text:span text:style-name="T1">.getKey(), </text:span><text:span text:style-name="T7">e</text:span><text:span text:style-name="T1">.getValue());</text:span></text:p>
      <text:p text:style-name="P9"><text:tab/><text:tab/>}</text:p>
      <text:p text:style-name="P9"><text:tab/><text:tab/></text:p>
      <text:p text:style-name="P5"><text:span text:style-name="T1"><text:tab/><text:tab/>System.</text:span><text:span text:style-name="T14">out</text:span><text:span text:style-name="T1">.println(</text:span><text:span text:style-name="T7">map2</text:span><text:span text:style-name="T1">);</text:span></text:p>
      <text:p text:style-name="P1"/>
      <text:p text:style-name="P1"/>
      <text:p text:style-name="P1"><text:bookmark-start text:name="__DdeLink__1467_71769802"/>String str = “Hello mY NamE is MohiT”;<text:bookmark-end text:name="__DdeLink__1467_71769802"/></text:p>
      <text:p text:style-name="P7">Print how many capital letters are there and how many small letters are there.</text:p>
      <text:p text:style-name="P2"><text:span text:style-name="T1">String </text:span><text:span text:style-name="T7">str</text:span><text:span text:style-name="T1"> = </text:span><text:span text:style-name="T9">"HeLLo, My name is MOHit."</text:span><text:span text:style-name="T1">;<text:tab/><text:tab/></text:span></text:p>
      <text:p text:style-name="P5"><text:span text:style-name="T1"><text:tab/><text:tab/></text:span><text:span text:style-name="T8">int</text:span><text:span text:style-name="T1"> </text:span><text:span text:style-name="T7">cCount</text:span><text:span text:style-name="T1">=0;</text:span></text:p>
      <text:p text:style-name="P5"><text:span text:style-name="T1"><text:tab/><text:tab/></text:span><text:span text:style-name="T8">int</text:span><text:span text:style-name="T1"> </text:span><text:span text:style-name="T7">lCount</text:span><text:span text:style-name="T1">=0;</text:span></text:p>
      <text:p text:style-name="P5"><text:span text:style-name="T1"><text:tab/><text:tab/></text:span><text:span text:style-name="T8">for</text:span><text:span text:style-name="T1">(</text:span><text:span text:style-name="T8">int</text:span><text:span text:style-name="T1"> </text:span><text:span text:style-name="T7">i</text:span><text:span text:style-name="T1">=0;</text:span><text:span text:style-name="T7">i</text:span><text:span text:style-name="T1">&lt;</text:span><text:span text:style-name="T7">str</text:span><text:span text:style-name="T1">.length();</text:span><text:span text:style-name="T7">i</text:span><text:span text:style-name="T1">++) {</text:span></text:p>
      <text:p text:style-name="P5"><text:span text:style-name="T1"><text:tab/><text:tab/><text:tab/></text:span><text:span text:style-name="T8">if</text:span><text:span text:style-name="T1">(</text:span><text:span text:style-name="T7">str</text:span><text:span text:style-name="T1">.charAt(</text:span><text:span text:style-name="T7">i</text:span><text:span text:style-name="T1">)&gt;=</text:span><text:span text:style-name="T9">'A'</text:span><text:span text:style-name="T1"> &amp;&amp; </text:span><text:span text:style-name="T7">str</text:span><text:span text:style-name="T1">.charAt(</text:span><text:span text:style-name="T7">i</text:span><text:span text:style-name="T1">)&lt;=</text:span><text:span text:style-name="T9">'Z'</text:span><text:span text:style-name="T1"> ) {</text:span></text:p>
      <text:p text:style-name="P5"><text:span text:style-name="T1"><text:tab/><text:tab/><text:tab/><text:tab/></text:span><text:span text:style-name="T7">cCount</text:span><text:span text:style-name="T1">++;</text:span></text:p>
      <text:p text:style-name="P5"><text:span text:style-name="T1"><text:tab/><text:tab/><text:tab/>}</text:span><text:span text:style-name="T8">else</text:span><text:span text:style-name="T1"> </text:span><text:span text:style-name="T8">if</text:span><text:span text:style-name="T1">(</text:span><text:span text:style-name="T7">str</text:span><text:span text:style-name="T1">.charAt(</text:span><text:span text:style-name="T7">i</text:span><text:span text:style-name="T1">)&gt;=</text:span><text:span text:style-name="T9">'a'</text:span><text:span text:style-name="T1"> &amp;&amp; </text:span><text:span text:style-name="T7">str</text:span><text:span text:style-name="T1">.charAt(</text:span><text:span text:style-name="T7">i</text:span><text:span text:style-name="T1">)&lt;=</text:span><text:span text:style-name="T9">'z'</text:span><text:span text:style-name="T1"> ) {</text:span></text:p>
      <text:p text:style-name="P5"><text:span text:style-name="T1"><text:tab/><text:tab/><text:tab/><text:tab/></text:span><text:span text:style-name="T7">lCount</text:span><text:span text:style-name="T1">++;</text:span></text:p>
      <text:p text:style-name="P9"><text:tab/><text:tab/><text:tab/>}</text:p>
      <text:p text:style-name="P9"><text:tab/><text:tab/>}</text:p>
      <text:p text:style-name="P1"><text:span text:style-name="T1"><text:tab/><text:tab/>System.</text:span><text:span text:style-name="T14">out</text:span><text:span text:style-name="T1">.println(</text:span><text:span text:style-name="T7">cCount</text:span><text:span text:style-name="T1"> +</text:span><text:span text:style-name="T9">", "</text:span><text:span text:style-name="T1">+</text:span><text:span text:style-name="T7">lCount</text:span><text:span text:style-name="T1">);</text:span></text:p>
      <text:p text:style-name="P1">----------------------------------------------------------------------------------------------------------</text:p>
      <text:p text:style-name="P3"/>
      <text:p text:style-name="P3"/>
      <text:p text:style-name="P3"/>
      <text:p text:style-name="P3"/>
      <text:p text:style-name="P3"><text:bookmark-start text:name="__DdeLink__1662_71769802"/><text:bookmark-start text:name="__DdeLink__1412_4161440869"/><text:soft-page-break/>Int[] arr = {1,2,5,4,88,55,0,9,1,0,9};<text:bookmark-end text:name="__DdeLink__1662_71769802"/><text:bookmark-end text:name="__DdeLink__1412_4161440869"/></text:p>
      <text:p text:style-name="P3">sort the array in ascending order and keep all 0s at right hand side.</text:p>
      <text:p text:style-name="P3"/>
      <text:p text:style-name="P4"><text:span text:style-name="T20">Integer[] arr = {</text:span><text:span text:style-name="T25">1</text:span><text:span text:style-name="T20">,</text:span><text:span text:style-name="T25">2</text:span><text:span text:style-name="T20">,</text:span><text:span text:style-name="T25">5</text:span><text:span text:style-name="T20">,</text:span><text:span text:style-name="T25">4</text:span><text:span text:style-name="T20">,</text:span><text:span text:style-name="T25">88</text:span><text:span text:style-name="T20">,</text:span><text:span text:style-name="T25">55</text:span><text:span text:style-name="T20">,</text:span><text:span text:style-name="T25">0</text:span><text:span text:style-name="T20">,</text:span><text:span text:style-name="T25">9</text:span><text:span text:style-name="T20">,</text:span><text:span text:style-name="T25">1</text:span><text:span text:style-name="T20">,</text:span><text:span text:style-name="T25">0</text:span><text:span text:style-name="T20">,</text:span><text:span text:style-name="T25">9</text:span><text:span text:style-name="T20">,</text:span><text:span text:style-name="T25">0</text:span><text:span text:style-name="T20">,</text:span><text:span text:style-name="T25">0</text:span><text:span text:style-name="T20">};</text:span><text:line-break/><text:span text:style-name="T20">Arrays.</text:span><text:span text:style-name="T22">sort</text:span><text:span text:style-name="T20">(arr);</text:span><text:line-break/><text:line-break/><text:span text:style-name="T27">int </text:span><text:span text:style-name="T20">indexForNonZero;</text:span><text:line-break/><text:span text:style-name="T27">int </text:span><text:span text:style-name="T20">indexForZero=</text:span><text:span text:style-name="T25">0</text:span><text:span text:style-name="T20">;</text:span><text:line-break/><text:line-break/><text:span text:style-name="T27">for</text:span><text:span text:style-name="T20">(</text:span><text:span text:style-name="T27">int </text:span><text:span text:style-name="T20">i=</text:span><text:span text:style-name="T25">0</text:span><text:span text:style-name="T20">;i&lt;arr.</text:span><text:span text:style-name="T30">length</text:span><text:span text:style-name="T20">;i++){</text:span><text:line-break/><text:span text:style-name="T20"> <text:s text:c="3"/></text:span><text:span text:style-name="T27">if</text:span><text:span text:style-name="T20">(arr[i]!=</text:span><text:span text:style-name="T25">0</text:span><text:span text:style-name="T20">){</text:span><text:line-break/><text:span text:style-name="T20"> <text:s text:c="7"/>indexForNonZero=i;</text:span><text:line-break/><text:span text:style-name="T20"> <text:s text:c="7"/></text:span><text:span text:style-name="T27">while</text:span><text:span text:style-name="T20">(indexForNonZero &lt; arr.</text:span><text:span text:style-name="T30">length</text:span><text:span text:style-name="T20">){</text:span><text:line-break/><text:span text:style-name="T20"> <text:s text:c="11"/></text:span><text:span text:style-name="T22">swap</text:span><text:span text:style-name="T20">(arr,indexForNonZero,indexForZero);</text:span><text:line-break/><text:span text:style-name="T20"> <text:s text:c="11"/>indexForNonZero++;</text:span><text:line-break/><text:span text:style-name="T20"> <text:s text:c="11"/>indexForZero++;</text:span><text:line-break/><text:span text:style-name="T20"> <text:s text:c="7"/>}</text:span><text:line-break/><text:span text:style-name="T20"> <text:s text:c="7"/></text:span><text:span text:style-name="T27">break</text:span><text:span text:style-name="T20">;</text:span><text:line-break/><text:span text:style-name="T20"> <text:s text:c="3"/>}</text:span><text:line-break/><text:span text:style-name="T20">}</text:span><text:line-break/><text:line-break/><text:span text:style-name="T27">for</text:span><text:span text:style-name="T20">(</text:span><text:span text:style-name="T27">int </text:span><text:span text:style-name="T20">i=</text:span><text:span text:style-name="T25">0</text:span><text:span text:style-name="T20">;i&lt;arr.</text:span><text:span text:style-name="T30">length</text:span><text:span text:style-name="T20">;i++){</text:span><text:line-break/><text:span text:style-name="T20"> <text:s text:c="3"/>System.</text:span><text:span text:style-name="T32">out</text:span><text:span text:style-name="T20">.print(arr[i]+</text:span><text:span text:style-name="T34">","</text:span><text:span text:style-name="T20">);</text:span><text:line-break/><text:span text:style-name="T20">}</text:span></text:p>
      <text:p text:style-name="P3"/>
      <text:p text:style-name="P4"><text:span text:style-name="T27">static void </text:span><text:span text:style-name="T36">swap</text:span><text:span text:style-name="T20">(Integer[] arr, </text:span><text:span text:style-name="T27">int </text:span><text:span text:style-name="T20">i, </text:span><text:span text:style-name="T27">int </text:span><text:span text:style-name="T20">j){</text:span><text:line-break/><text:span text:style-name="T20"> <text:s text:c="3"/>Integer t = arr[i];</text:span><text:line-break/><text:span text:style-name="T20"> <text:s text:c="3"/>arr[i]=arr[j];</text:span><text:line-break/><text:span text:style-name="T20"> <text:s text:c="3"/>arr[j]=t;</text:span><text:line-break/><text:span text:style-name="T20">}</text:span></text:p>
      <text:p text:style-name="P3"/>
      <text:p text:style-name="P3"/>
      <text:p text:style-name="P17">OR</text:p>
      <text:p text:style-name="P2"><text:span text:style-name="T1"><text:tab/><text:tab/></text:span><text:span text:style-name="T8">int</text:span><text:span text:style-name="T1"> [] </text:span><text:span text:style-name="T7">arr</text:span><text:span text:style-name="T1"> = {22,48,1,11,4,4,22,0,0,0,33,68,0};</text:span></text:p>
      <text:p text:style-name="P9"><text:tab/></text:p>
      <text:p text:style-name="P5"><text:span text:style-name="T1"><text:tab/><text:tab/></text:span><text:span text:style-name="T10">// sort all the elements including 0s</text:span></text:p>
      <text:p text:style-name="P5"><text:span text:style-name="T1"><text:tab/><text:tab/></text:span><text:span text:style-name="T8">for</text:span><text:span text:style-name="T1">(</text:span><text:span text:style-name="T8">int</text:span><text:span text:style-name="T1"> </text:span><text:span text:style-name="T7">i</text:span><text:span text:style-name="T1">=0;</text:span><text:span text:style-name="T7">i</text:span><text:span text:style-name="T1">&lt;</text:span><text:span text:style-name="T7">arr</text:span><text:span text:style-name="T1">.</text:span><text:span text:style-name="T15">length</text:span><text:span text:style-name="T1">-1;</text:span><text:span text:style-name="T7">i</text:span><text:span text:style-name="T1">++) {</text:span></text:p>
      <text:p text:style-name="P5"><text:span text:style-name="T1"><text:tab/><text:tab/><text:tab/></text:span><text:span text:style-name="T8">for</text:span><text:span text:style-name="T1">(</text:span><text:span text:style-name="T8">int</text:span><text:span text:style-name="T1"> </text:span><text:span text:style-name="T7">j</text:span><text:span text:style-name="T1">=</text:span><text:span text:style-name="T7">i</text:span><text:span text:style-name="T1">+1;</text:span><text:span text:style-name="T7">j</text:span><text:span text:style-name="T1">&lt;</text:span><text:span text:style-name="T7">arr</text:span><text:span text:style-name="T1">.</text:span><text:span text:style-name="T15">length</text:span><text:span text:style-name="T1">;</text:span><text:span text:style-name="T7">j</text:span><text:span text:style-name="T1">++) {</text:span></text:p>
      <text:p text:style-name="P9"><text:tab/><text:tab/><text:tab/><text:tab/></text:p>
      <text:p text:style-name="P5"><text:span text:style-name="T1"><text:tab/><text:tab/><text:tab/><text:tab/></text:span><text:span text:style-name="T8">if</text:span><text:span text:style-name="T1">(</text:span><text:span text:style-name="T7">arr</text:span><text:span text:style-name="T1">[</text:span><text:span text:style-name="T7">i</text:span><text:span text:style-name="T1">] &gt; </text:span><text:span text:style-name="T7">arr</text:span><text:span text:style-name="T1">[</text:span><text:span text:style-name="T7">j</text:span><text:span text:style-name="T1">] ) {</text:span></text:p>
      <text:p text:style-name="P5"><text:span text:style-name="T1"><text:tab/><text:tab/><text:tab/><text:tab/><text:tab/></text:span><text:span text:style-name="T8">int</text:span><text:span text:style-name="T1"> </text:span><text:span text:style-name="T7">t</text:span><text:span text:style-name="T1"> = </text:span><text:span text:style-name="T7">arr</text:span><text:span text:style-name="T1">[</text:span><text:span text:style-name="T7">i</text:span><text:span text:style-name="T1">];</text:span></text:p>
      <text:p text:style-name="P5"><text:span text:style-name="T1"><text:tab/><text:tab/><text:tab/><text:tab/><text:tab/></text:span><text:span text:style-name="T7">arr</text:span><text:span text:style-name="T1">[</text:span><text:span text:style-name="T7">i</text:span><text:span text:style-name="T1">] = </text:span><text:span text:style-name="T7">arr</text:span><text:span text:style-name="T1">[</text:span><text:span text:style-name="T7">j</text:span><text:span text:style-name="T1">];</text:span></text:p>
      <text:p text:style-name="P5"><text:span text:style-name="T1"><text:tab/><text:tab/><text:tab/><text:tab/><text:tab/></text:span><text:span text:style-name="T7">arr</text:span><text:span text:style-name="T1">[</text:span><text:span text:style-name="T7">j</text:span><text:span text:style-name="T1">] = </text:span><text:span text:style-name="T7">t</text:span><text:span text:style-name="T1">;</text:span></text:p>
      <text:p text:style-name="P9"><text:tab/><text:tab/><text:tab/><text:tab/>}</text:p>
      <text:p text:style-name="P9"><text:tab/><text:tab/><text:tab/>}</text:p>
      <text:p text:style-name="P9"><text:tab/><text:tab/>}</text:p>
      <text:p text:style-name="P5"><text:span text:style-name="T1"><text:tab/><text:tab/></text:span><text:span text:style-name="T10">//find index of first non-zero element</text:span></text:p>
      <text:p text:style-name="P5"><text:span text:style-name="T1"><text:tab/><text:tab/></text:span><text:span text:style-name="T8">int</text:span><text:span text:style-name="T1"> </text:span><text:span text:style-name="T7">idx</text:span><text:span text:style-name="T1"> = -1;</text:span></text:p>
      <text:p text:style-name="P5"><text:span text:style-name="T1"><text:tab/><text:tab/></text:span><text:span text:style-name="T8">for</text:span><text:span text:style-name="T1">(</text:span><text:span text:style-name="T8">int</text:span><text:span text:style-name="T1"> </text:span><text:span text:style-name="T7">i</text:span><text:span text:style-name="T1">=0;</text:span><text:span text:style-name="T7">i</text:span><text:span text:style-name="T1">&lt;</text:span><text:span text:style-name="T7">arr</text:span><text:span text:style-name="T1">.</text:span><text:span text:style-name="T15">length</text:span><text:span text:style-name="T1">;</text:span><text:span text:style-name="T7">i</text:span><text:span text:style-name="T1">++) {</text:span></text:p>
      <text:p text:style-name="P5"><text:span text:style-name="T1"><text:tab/><text:tab/><text:tab/></text:span><text:span text:style-name="T8">if</text:span><text:span text:style-name="T1">(</text:span><text:span text:style-name="T7">arr</text:span><text:span text:style-name="T1">[</text:span><text:span text:style-name="T7">i</text:span><text:span text:style-name="T1">]!=0)</text:span></text:p>
      <text:p text:style-name="P9"><text:tab/><text:tab/><text:tab/>{<text:tab/></text:p>
      <text:p text:style-name="P5"><text:span text:style-name="T1"><text:tab/><text:tab/><text:tab/><text:tab/></text:span><text:span text:style-name="T7">idx</text:span><text:span text:style-name="T1"> = </text:span><text:span text:style-name="T7">i</text:span><text:span text:style-name="T1">;</text:span></text:p>
      <text:p text:style-name="P5"><text:span text:style-name="T1"><text:tab/><text:tab/><text:tab/><text:tab/></text:span><text:span text:style-name="T8">break</text:span><text:span text:style-name="T1">;</text:span></text:p>
      <text:p text:style-name="P9"><text:tab/><text:tab/><text:tab/>}</text:p>
      <text:p text:style-name="P9"><text:tab/><text:tab/>}</text:p>
      <text:p text:style-name="P5"><text:span text:style-name="T1"><text:tab/><text:tab/></text:span><text:span text:style-name="T10">//move elements from </text:span><text:span text:style-name="T11">idx</text:span><text:span text:style-name="T10"> to 0, </text:span><text:span text:style-name="T11">idx</text:span><text:span text:style-name="T10">+1 to 1....</text:span></text:p>
      <text:p text:style-name="P5"><text:span text:style-name="T1"><text:tab/><text:tab/></text:span><text:span text:style-name="T8">for</text:span><text:span text:style-name="T1">(</text:span><text:span text:style-name="T8">int</text:span><text:span text:style-name="T1"> </text:span><text:span text:style-name="T7">i</text:span><text:span text:style-name="T1">=</text:span><text:span text:style-name="T7">idx</text:span><text:span text:style-name="T1">;</text:span><text:span text:style-name="T7">i</text:span><text:span text:style-name="T1">&lt;</text:span><text:span text:style-name="T7">arr</text:span><text:span text:style-name="T1">.</text:span><text:span text:style-name="T15">length</text:span><text:span text:style-name="T1">;</text:span><text:span text:style-name="T7">i</text:span><text:span text:style-name="T1">++) {</text:span></text:p>
      <text:p text:style-name="P5"><text:span text:style-name="T1"><text:tab/><text:tab/><text:tab/></text:span><text:span text:style-name="T7">arr</text:span><text:span text:style-name="T1">[</text:span><text:span text:style-name="T7">i</text:span><text:span text:style-name="T1">-</text:span><text:span text:style-name="T7">idx</text:span><text:span text:style-name="T1">]=</text:span><text:span text:style-name="T7">arr</text:span><text:span text:style-name="T1">[</text:span><text:span text:style-name="T7">i</text:span><text:span text:style-name="T1">];</text:span></text:p>
      <text:p text:style-name="P9"><text:tab/><text:tab/>}</text:p>
      <text:p text:style-name="P5"><text:span text:style-name="T1"><text:tab/><text:tab/></text:span><text:span text:style-name="T10">//mark last elements as 0 </text:span></text:p>
      <text:p text:style-name="P5"><text:soft-page-break/><text:span text:style-name="T1"><text:tab/><text:tab/></text:span><text:span text:style-name="T8">for</text:span><text:span text:style-name="T1">(</text:span><text:span text:style-name="T8">int</text:span><text:span text:style-name="T1"> </text:span><text:span text:style-name="T7">i</text:span><text:span text:style-name="T1">=</text:span><text:span text:style-name="T7">arr</text:span><text:span text:style-name="T1">.</text:span><text:span text:style-name="T15">length</text:span><text:span text:style-name="T1">-</text:span><text:span text:style-name="T7">idx</text:span><text:span text:style-name="T1">;</text:span><text:span text:style-name="T7">i</text:span><text:span text:style-name="T1">&lt;</text:span><text:span text:style-name="T7">arr</text:span><text:span text:style-name="T1">.</text:span><text:span text:style-name="T15">length</text:span><text:span text:style-name="T1">;</text:span><text:span text:style-name="T7">i</text:span><text:span text:style-name="T1">++) {</text:span></text:p>
      <text:p text:style-name="P5"><text:span text:style-name="T1"><text:tab/><text:tab/><text:tab/></text:span><text:span text:style-name="T7">arr</text:span><text:span text:style-name="T1">[</text:span><text:span text:style-name="T7">i</text:span><text:span text:style-name="T1">]=0;</text:span></text:p>
      <text:p text:style-name="P9"><text:tab/><text:tab/>}</text:p>
      <text:p text:style-name="P5"><text:span text:style-name="T1"><text:tab/><text:tab/></text:span><text:span text:style-name="T10">//print the output</text:span></text:p>
      <text:p text:style-name="P5"><text:span text:style-name="T1"><text:tab/><text:tab/></text:span><text:span text:style-name="T8">for</text:span><text:span text:style-name="T1">(</text:span><text:span text:style-name="T8">int</text:span><text:span text:style-name="T1"> </text:span><text:span text:style-name="T7">i</text:span><text:span text:style-name="T1">: </text:span><text:span text:style-name="T7">arr</text:span><text:span text:style-name="T1">) {</text:span></text:p>
      <text:p text:style-name="P5"><text:span text:style-name="T1"><text:tab/><text:tab/><text:tab/>System.</text:span><text:span text:style-name="T14">out</text:span><text:span text:style-name="T1">.print(</text:span><text:span text:style-name="T7">i</text:span><text:span text:style-name="T1">+</text:span><text:span text:style-name="T9">","</text:span><text:span text:style-name="T1">);</text:span></text:p>
      <text:p text:style-name="P10"><text:tab/><text:tab/>}</text:p>
      <text:p text:style-name="P1"/>
      <text:p text:style-name="P1"/>
      <text:p text:style-name="P8">Sort Numbers in array using lambda:</text:p>
      <text:p text:style-name="P16"><text:bookmark-start text:name="__DdeLink__2832_71769802"/><text:span text:style-name="T8">int</text:span><text:span text:style-name="T16">[][] </text:span><text:span text:style-name="T7">points</text:span><text:span text:style-name="T16"> = </text:span><text:span text:style-name="T8">new</text:span><text:span text:style-name="T16"> </text:span><text:span text:style-name="T8">int</text:span><text:span text:style-name="T16">[3][2];</text:span></text:p>
      <text:p text:style-name="P5"><text:span text:style-name="T1"><text:tab/><text:tab/></text:span><text:span text:style-name="T7">points</text:span><text:span text:style-name="T1">[0][0] = 7;</text:span></text:p>
      <text:p text:style-name="P5"><text:span text:style-name="T1"><text:tab/><text:tab/></text:span><text:span text:style-name="T7">points</text:span><text:span text:style-name="T1">[0][1] = 8;</text:span></text:p>
      <text:p text:style-name="P5"><text:span text:style-name="T1"><text:tab/><text:tab/></text:span><text:span text:style-name="T7">points</text:span><text:span text:style-name="T1">[1][0] = 3;</text:span></text:p>
      <text:p text:style-name="P5"><text:span text:style-name="T1"><text:tab/><text:tab/></text:span><text:span text:style-name="T7">points</text:span><text:span text:style-name="T1">[1][1] = 15;</text:span></text:p>
      <text:p text:style-name="P5"><text:span text:style-name="T1"><text:tab/><text:tab/></text:span><text:span text:style-name="T7">points</text:span><text:span text:style-name="T1">[2][0] = 3;</text:span></text:p>
      <text:p text:style-name="P5"><text:span text:style-name="T1"><text:tab/><text:tab/></text:span><text:span text:style-name="T7">points</text:span><text:span text:style-name="T1">[2][1] = 10;</text:span><text:bookmark-end text:name="__DdeLink__2832_71769802"/></text:p>
      <text:p text:style-name="P6"/>
      <text:p text:style-name="P5"><text:span text:style-name="T1"><text:tab/><text:tab/>Arrays.</text:span><text:span text:style-name="T3">sort</text:span><text:span text:style-name="T1">(</text:span><text:span text:style-name="T7">points</text:span><text:span text:style-name="T1">, (</text:span><text:span text:style-name="T7">a</text:span><text:span text:style-name="T1">, </text:span><text:span text:style-name="T7">b</text:span><text:span text:style-name="T1">) -&gt; {</text:span></text:p>
      <text:p text:style-name="P5"><text:span text:style-name="T1"><text:tab/><text:tab/><text:tab/></text:span><text:span text:style-name="T8">if</text:span><text:span text:style-name="T1"> (</text:span><text:span text:style-name="T7">a</text:span><text:span text:style-name="T1">[0] &gt; </text:span><text:span text:style-name="T7">b</text:span><text:span text:style-name="T1">[0])</text:span></text:p>
      <text:p text:style-name="P5"><text:span text:style-name="T1"><text:tab/><text:tab/><text:tab/><text:tab/></text:span><text:span text:style-name="T8">return</text:span><text:span text:style-name="T1"> 1;</text:span></text:p>
      <text:p text:style-name="P5"><text:span text:style-name="T1"><text:tab/><text:tab/><text:tab/></text:span><text:span text:style-name="T8">else</text:span><text:span text:style-name="T1"> </text:span><text:span text:style-name="T8">if</text:span><text:span text:style-name="T1"> (</text:span><text:span text:style-name="T7">a</text:span><text:span text:style-name="T1">[0] &lt; </text:span><text:span text:style-name="T7">b</text:span><text:span text:style-name="T1">[0])</text:span></text:p>
      <text:p text:style-name="P5"><text:span text:style-name="T1"><text:tab/><text:tab/><text:tab/><text:tab/></text:span><text:span text:style-name="T8">return</text:span><text:span text:style-name="T1"> -1;</text:span></text:p>
      <text:p text:style-name="P5"><text:span text:style-name="T1"><text:tab/><text:tab/><text:tab/></text:span><text:span text:style-name="T8">else</text:span><text:span text:style-name="T1"> {</text:span></text:p>
      <text:p text:style-name="P5"><text:span text:style-name="T1"><text:tab/><text:tab/><text:tab/><text:tab/></text:span><text:span text:style-name="T8">if</text:span><text:span text:style-name="T1">(</text:span><text:span text:style-name="T7">a</text:span><text:span text:style-name="T1">[1] &lt; </text:span><text:span text:style-name="T7">b</text:span><text:span text:style-name="T1">[1])</text:span></text:p>
      <text:p text:style-name="P5"><text:span text:style-name="T1"><text:tab/><text:tab/><text:tab/><text:tab/><text:tab/></text:span><text:span text:style-name="T8">return</text:span><text:span text:style-name="T1"> -1;</text:span></text:p>
      <text:p text:style-name="P5"><text:span text:style-name="T1"><text:tab/><text:tab/><text:tab/><text:tab/></text:span><text:span text:style-name="T8">else</text:span><text:span text:style-name="T1"> </text:span><text:span text:style-name="T8">if</text:span><text:span text:style-name="T1">(</text:span><text:span text:style-name="T7">a</text:span><text:span text:style-name="T1">[1] &gt; </text:span><text:span text:style-name="T7">b</text:span><text:span text:style-name="T1">[1])</text:span></text:p>
      <text:p text:style-name="P5"><text:span text:style-name="T1"><text:tab/><text:tab/><text:tab/><text:tab/><text:tab/></text:span><text:span text:style-name="T8">return</text:span><text:span text:style-name="T1"> 1;</text:span></text:p>
      <text:p text:style-name="P9"><text:tab/><text:tab/><text:tab/>}</text:p>
      <text:p text:style-name="P5"><text:span text:style-name="T1"><text:tab/><text:tab/><text:tab/></text:span><text:span text:style-name="T8">return</text:span><text:span text:style-name="T1"> 0;</text:span></text:p>
      <text:p text:style-name="P9"><text:tab/><text:tab/>});</text:p>
      <text:p text:style-name="P6"/>
      <text:p text:style-name="P5"><text:span text:style-name="T1"><text:tab/><text:tab/></text:span><text:span text:style-name="T8">for</text:span><text:span text:style-name="T1"> (</text:span><text:span text:style-name="T8">int</text:span><text:span text:style-name="T1">[] </text:span><text:span text:style-name="T7">i</text:span><text:span text:style-name="T1"> : </text:span><text:span text:style-name="T7">points</text:span><text:span text:style-name="T1">) {</text:span></text:p>
      <text:p text:style-name="P5"><text:span text:style-name="T1"><text:tab/><text:tab/><text:tab/>System.</text:span><text:span text:style-name="T14">out</text:span><text:span text:style-name="T1">.println(</text:span><text:span text:style-name="T7">i</text:span><text:span text:style-name="T1">[0] + </text:span><text:span text:style-name="T9">","</text:span><text:span text:style-name="T1"> + </text:span><text:span text:style-name="T7">i</text:span><text:span text:style-name="T1">[1]);</text:span></text:p>
      <text:p text:style-name="P11"><text:tab/><text:tab/>}</text:p>
      <text:p text:style-name="P15"><text:span text:style-name="T16">//</text:span><text:span text:style-name="T17">output:</text:span></text:p>
      <text:p text:style-name="P12">3,10</text:p>
      <text:p text:style-name="P9">3,15</text:p>
      <text:p text:style-name="P11">7,8</text:p>
      <text:p text:style-name="P8"/>
      <text:p text:style-name="P8">considering points is a 2D array.</text:p>
      <text:p text:style-name="P8"/>
      <text:p text:style-name="P14"><text:span text:style-name="T16">Integer [] </text:span><text:span text:style-name="T7">arr</text:span><text:span text:style-name="T16"> = {1,4,3,2,5};</text:span></text:p>
      <text:p text:style-name="P5"><text:span text:style-name="T1"><text:tab/><text:tab/>Arrays.</text:span><text:span text:style-name="T3">sort</text:span><text:span text:style-name="T1">(</text:span><text:span text:style-name="T7">arr</text:span><text:span text:style-name="T1">, </text:span></text:p>
      <text:p text:style-name="P5"><text:span text:style-name="T1"><text:tab/><text:tab/><text:tab/><text:tab/>(</text:span><text:span text:style-name="T7">a</text:span><text:span text:style-name="T1">,</text:span><text:span text:style-name="T7">b</text:span><text:span text:style-name="T1">)-&gt; {</text:span></text:p>
      <text:p text:style-name="P5"><text:span text:style-name="T1"><text:tab/><text:tab/><text:tab/><text:tab/><text:tab/></text:span><text:span text:style-name="T8">if</text:span><text:span text:style-name="T1">(</text:span><text:span text:style-name="T7">a</text:span><text:span text:style-name="T1">&gt;</text:span><text:span text:style-name="T7">b</text:span><text:span text:style-name="T1">) </text:span><text:span text:style-name="T8">return</text:span><text:span text:style-name="T1"> 1; </text:span></text:p>
      <text:p text:style-name="P5"><text:span text:style-name="T1"><text:tab/><text:tab/><text:tab/><text:tab/><text:tab/></text:span><text:span text:style-name="T8">else</text:span><text:span text:style-name="T1"> </text:span><text:span text:style-name="T8">if</text:span><text:span text:style-name="T1">( </text:span><text:span text:style-name="T7">a</text:span><text:span text:style-name="T1"> &lt; </text:span><text:span text:style-name="T7">b</text:span><text:span text:style-name="T1">) </text:span><text:span text:style-name="T8">return</text:span><text:span text:style-name="T1"> -1; </text:span></text:p>
      <text:p text:style-name="P5"><text:span text:style-name="T1"><text:tab/><text:tab/><text:tab/><text:tab/><text:tab/></text:span><text:span text:style-name="T8">return</text:span><text:span text:style-name="T1"> 0;</text:span></text:p>
      <text:p text:style-name="P9"><text:tab/><text:tab/><text:tab/><text:tab/><text:tab/>} ) ;</text:p>
      <text:p text:style-name="P5"><text:span text:style-name="T1"><text:tab/><text:tab/></text:span><text:span text:style-name="T8">for</text:span><text:span text:style-name="T1">(</text:span><text:span text:style-name="T8">int</text:span><text:span text:style-name="T1"> </text:span><text:span text:style-name="T7">i</text:span><text:span text:style-name="T1"> : </text:span><text:span text:style-name="T7">arr</text:span><text:span text:style-name="T1">) {</text:span></text:p>
      <text:p text:style-name="P5"><text:span text:style-name="T1"><text:tab/><text:tab/><text:tab/>System.</text:span><text:span text:style-name="T14">out</text:span><text:span text:style-name="T1">.println(</text:span><text:span text:style-name="T7">i</text:span><text:span text:style-name="T1">);</text:span></text:p>
      <text:p text:style-name="P13"><text:tab/><text:tab/>}</text:p>
      <text:p text:style-name="P18">//<text:span text:style-name="T19">output=</text:span><text:span text:style-name="T18">1,2,3,4,5</text:span></text:p>
      <text:p text:style-name="P18"/>
      <text:p text:style-name="P18">----------------------------------------------------------------------------------------------------------------------------------------</text:p>
      <text:p text:style-name="P18"/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oft-page-break/><text:span text:style-name="T5"/></text:p>
      <text:p text:style-name="P24"><text:span text:style-name="T4"/></text:p>
      <text:p text:style-name="P19"><text:span text:style-name="T5">Given a list: List&lt;Integer&gt; list = new ArrayList&lt;Integer&gt;(Arrays.asList(</text:span><text:span text:style-name="T25">1</text:span><text:span text:style-name="T20">,</text:span><text:span text:style-name="T25">2</text:span><text:span text:style-name="T20">,</text:span><text:span text:style-name="T25">3</text:span><text:span text:style-name="T20">,</text:span><text:span text:style-name="T25">3</text:span><text:span text:style-name="T20">,</text:span><text:span text:style-name="T25">4</text:span><text:span text:style-name="T20">,</text:span><text:span text:style-name="T25">1</text:span><text:span text:style-name="T20">,</text:span><text:span text:style-name="T25">2</text:span><text:span text:style-name="T20">,</text:span><text:span text:style-name="T25">1</text:span></text:p>
      <text:p text:style-name="P19"><text:span text:style-name="T5">)); and given an arr = [0,4,2] . Arr contains indexes of elements that needs to be deleted from the list. Assume that arr is containing valid indexes only. </text:span><text:span text:style-name="T6">Delete the indexes from the list and print output: [2, 3, 1, 2, 1] Removed: 1,3,4 from the list.</text:span></text:p>
      <text:p text:style-name="P19"><text:span text:style-name="T6"/></text:p>
      <text:p text:style-name="P20"><text:span text:style-name="T6">C</text:span><text:span text:style-name="T4">ode:</text:span></text:p>
      <text:p text:style-name="P21"><text:span text:style-name="T20">List&lt;Integer&gt; list = </text:span><text:span text:style-name="T27">new </text:span><text:span text:style-name="T20">ArrayList&lt;Integer&gt;(Arrays.</text:span><text:span text:style-name="T22">asList</text:span><text:span text:style-name="T20">(</text:span><text:span text:style-name="T25">1</text:span><text:span text:style-name="T20">,</text:span><text:span text:style-name="T25">2</text:span><text:span text:style-name="T20">,</text:span><text:span text:style-name="T25">3</text:span><text:span text:style-name="T20">,</text:span><text:span text:style-name="T25">3</text:span><text:span text:style-name="T20">,</text:span><text:span text:style-name="T25">4</text:span><text:span text:style-name="T20">,</text:span><text:span text:style-name="T25">1</text:span><text:span text:style-name="T20">,</text:span><text:span text:style-name="T25">2</text:span><text:span text:style-name="T20">,</text:span><text:span text:style-name="T25">1</text:span><text:span text:style-name="T20">));</text:span><text:line-break/><text:span text:style-name="T27">int</text:span><text:span text:style-name="T20">[] arr2 = </text:span><text:span text:style-name="T27">new int</text:span><text:span text:style-name="T20">[]{</text:span><text:span text:style-name="T25">0</text:span><text:span text:style-name="T20">,</text:span><text:span text:style-name="T25">4</text:span><text:span text:style-name="T20">,</text:span><text:span text:style-name="T25">2</text:span><text:span text:style-name="T20">};</text:span><text:line-break/><text:span text:style-name="T20">Arrays.</text:span><text:span text:style-name="T22">sort</text:span><text:span text:style-name="T20">(arr2);</text:span><text:line-break/><text:line-break/><text:span text:style-name="T20">list.remove(arr2[</text:span><text:span text:style-name="T25">0</text:span><text:span text:style-name="T20">]);</text:span><text:line-break/><text:line-break/><text:span text:style-name="T27">for</text:span><text:span text:style-name="T20">(</text:span><text:span text:style-name="T27">int </text:span><text:span text:style-name="T20">i=</text:span><text:span text:style-name="T25">1</text:span><text:span text:style-name="T20">;i&lt;arr2.</text:span><text:span text:style-name="T30">length</text:span><text:span text:style-name="T20">;i++){</text:span><text:line-break/><text:span text:style-name="T20"> <text:s text:c="7"/>list.remove(arr2[i] - i);</text:span><text:line-break/><text:span text:style-name="T20">}</text:span><text:line-break/><text:line-break/><text:span text:style-name="T20">System.</text:span><text:span text:style-name="T32">out</text:span><text:span text:style-name="T20">.println(list);</text:span></text:p>
      <text:p text:style-name="P20"/>
      <text:p text:style-name="P19"><text:span text:style-name="T6"/></text:p>
      <text:p text:style-name="P19"><text:span text:style-name="T6">-----------------------------------------------------------------------------------------------------------------------------------------</text:span></text:p>
      <text:p text:style-name="P19"><text:span text:style-name="T6"/></text:p>
      <text:p text:style-name="P22"><text:span text:style-name="T5">G</text:span><text:span text:style-name="T4">iven an arr, find all the elements that are greaterthan all the elements on the right of it.</text:span></text:p>
      <text:p text:style-name="P22"><text:span text:style-name="T4">Ex: arr = 2,3,0,5,2,-1,-3,-2,-4</text:span></text:p>
      <text:p text:style-name="P22"><text:span text:style-name="T4">output= 5,2,-1,-2,-4</text:span></text:p>
      <text:p text:style-name="P22"><text:span text:style-name="T4"/></text:p>
      <text:p text:style-name="P23"><text:span text:style-name="T29">int </text:span><text:span text:style-name="T20">[] arr= {</text:span><text:span text:style-name="T25">2</text:span><text:span text:style-name="T20">,</text:span><text:span text:style-name="T25">3</text:span><text:span text:style-name="T20">,</text:span><text:span text:style-name="T25">0</text:span><text:span text:style-name="T20">,</text:span><text:span text:style-name="T25">5</text:span><text:span text:style-name="T20">,</text:span><text:span text:style-name="T25">2</text:span><text:span text:style-name="T20">,-</text:span><text:span text:style-name="T25">1</text:span><text:span text:style-name="T20">,-</text:span><text:span text:style-name="T25">3</text:span><text:span text:style-name="T20">, -</text:span><text:span text:style-name="T25">2</text:span><text:span text:style-name="T20">,-</text:span><text:span text:style-name="T25">4</text:span><text:span text:style-name="T20">};</text:span><text:line-break/><text:line-break/><text:span text:style-name="T27">for</text:span><text:span text:style-name="T20">(</text:span><text:span text:style-name="T27">int </text:span><text:span text:style-name="T20">i =</text:span><text:span text:style-name="T25">0</text:span><text:span text:style-name="T20">;i&lt;arr.</text:span><text:span text:style-name="T30">length</text:span><text:span text:style-name="T20">;i++){</text:span><text:line-break/><text:span text:style-name="T20"> <text:s text:c="3"/></text:span><text:span text:style-name="T27">int </text:span><text:span text:style-name="T20">num = arr[i];</text:span><text:line-break/><text:span text:style-name="T20"> <text:s text:c="3"/></text:span><text:span text:style-name="T27">boolean </text:span><text:span text:style-name="T20">flag = </text:span><text:span text:style-name="T27">false</text:span><text:span text:style-name="T20">;</text:span><text:line-break/><text:span text:style-name="T20"> <text:s text:c="3"/></text:span><text:span text:style-name="T27">for</text:span><text:span text:style-name="T20">(</text:span><text:span text:style-name="T27">int </text:span><text:span text:style-name="T20">j=i+</text:span><text:span text:style-name="T25">1</text:span><text:span text:style-name="T20">;j&lt;arr.</text:span><text:span text:style-name="T30">length</text:span><text:span text:style-name="T20">;j++){</text:span><text:line-break/><text:span text:style-name="T20"> <text:s text:c="7"/></text:span><text:span text:style-name="T27">if</text:span><text:span text:style-name="T20">(arr[j]&gt;num){</text:span><text:line-break/><text:span text:style-name="T20"> <text:s text:c="11"/>flag = </text:span><text:span text:style-name="T27">true</text:span><text:span text:style-name="T20">;</text:span><text:line-break/><text:span text:style-name="T20"> <text:s text:c="11"/></text:span><text:span text:style-name="T27">break</text:span><text:span text:style-name="T20">;</text:span><text:line-break/><text:span text:style-name="T20"> <text:s text:c="7"/>}</text:span><text:line-break/><text:span text:style-name="T20"> <text:s text:c="3"/>}</text:span><text:line-break/><text:span text:style-name="T20"> <text:s text:c="3"/></text:span><text:span text:style-name="T27">if</text:span><text:span text:style-name="T20">(flag==</text:span><text:span text:style-name="T27">false</text:span><text:span text:style-name="T20">){</text:span><text:line-break/><text:span text:style-name="T20"> <text:s text:c="7"/>ans.add(i);</text:span><text:line-break/><text:span text:style-name="T20"> <text:s text:c="3"/>}</text:span><text:line-break/><text:span text:style-name="T20">}</text:span><text:line-break/><text:line-break/><text:span text:style-name="T20">System.</text:span><text:span text:style-name="T32">out</text:span><text:span text:style-name="T20">.println(ans);</text:span><text:line-break/></text:p>
      <text:p text:style-name="P22"><text:span text:style-name="T4"/></text:p>
      <text:p text:style-name="P19"><text:span text:style-name="T5"/></text:p>
      <text:p text:style-name="P19"><text:span text:style-name="T5">-----------------------------------------------------------------------------------------------------------------------------------------</text:span></text:p>
      <text:p text:style-name="P19"><text:span text:style-name="T5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oft-page-break/><text:span text:style-name="T4">Given a String s = “Mohit”, reverse it using Java 8.</text:span></text:p>
      <text:p text:style-name="P25"><text:span text:style-name="T4">Output: s= tihoM</text:span></text:p>
      <text:p text:style-name="P25"><text:span text:style-name="T4"/></text:p>
      <text:p text:style-name="P26"><text:span text:style-name="T24">String s </text:span><text:span text:style-name="T20">= </text:span><text:span text:style-name="T34">"Mohit"</text:span><text:span text:style-name="T20">;</text:span><text:line-break/><text:span text:style-name="T20">String rev = </text:span><text:span text:style-name="T34">""</text:span><text:span text:style-name="T20">;</text:span><text:line-break/><text:span text:style-name="T20">String s2 = Stream.</text:span><text:span text:style-name="T22">of</text:span><text:span text:style-name="T20">(s).map(e -&gt; </text:span><text:span text:style-name="T27">new </text:span><text:span text:style-name="T20">StringBuilder(</text:span><text:span text:style-name="T30">s</text:span><text:span text:style-name="T20">).reverse()).findFirst().get().toString();</text:span><text:line-break/><text:span text:style-name="T20">System.</text:span><text:span text:style-name="T32">out</text:span><text:span text:style-name="T20">.println(s2.toString());</text:span></text:p>
      <text:p text:style-name="P27"><text:span text:style-name="T4"/></text:p>
      <text:p text:style-name="P27"><text:span text:style-name="T4">-----------------------------------------------------------------------------------------------------------------------------------------</text:span></text:p>
      <text:p text:style-name="P27"><text:span text:style-name="T5">G</text:span><text:span text:style-name="T4">iven two arrays: a1 and b1. A1 and b1 can contain duplicate elements in unsorted manner. Merge them in sorted order using Java 8.</text:span></text:p>
      <text:p text:style-name="P27"><text:span text:style-name="T4"/></text:p>
      <text:p text:style-name="P28"><text:span text:style-name="T24">Integer </text:span><text:span text:style-name="T20">[] a1 = {</text:span><text:span text:style-name="T25">1</text:span><text:span text:style-name="T20">,</text:span><text:span text:style-name="T25">3</text:span><text:span text:style-name="T20">,</text:span><text:span text:style-name="T25">40</text:span><text:span text:style-name="T20">,</text:span><text:span text:style-name="T25">1</text:span><text:span text:style-name="T20">,</text:span><text:span text:style-name="T25">2</text:span><text:span text:style-name="T20">,</text:span><text:span text:style-name="T25">3</text:span><text:span text:style-name="T20">,</text:span><text:span text:style-name="T25">40</text:span><text:span text:style-name="T20">};</text:span><text:line-break/><text:span text:style-name="T20">Integer [] b1 = {</text:span><text:span text:style-name="T25">44</text:span><text:span text:style-name="T20">,</text:span><text:span text:style-name="T25">6</text:span><text:span text:style-name="T20">,</text:span><text:span text:style-name="T25">3</text:span><text:span text:style-name="T20">};</text:span><text:line-break/><text:span text:style-name="T37">//Output: arr = 1,2,3,6,40,44</text:span><text:line-break/><text:span text:style-name="T20">Integer[] arr = <text:s/>Stream.</text:span><text:span text:style-name="T22">of</text:span><text:span text:style-name="T20">(a1,b1).flatMap(Stream::</text:span><text:span text:style-name="T22">of</text:span><text:span text:style-name="T20">).distinct().sorted().toArray(Integer[]::</text:span><text:span text:style-name="T27">new</text:span><text:span text:style-name="T20">);</text:span><text:line-break/><text:span text:style-name="T27">for</text:span><text:span text:style-name="T20">(</text:span><text:span text:style-name="T27">int </text:span><text:span text:style-name="T20">i=</text:span><text:span text:style-name="T25">0</text:span><text:span text:style-name="T20">;i&lt;arr.</text:span><text:span text:style-name="T30">length</text:span><text:span text:style-name="T20">;i++){</text:span><text:line-break/><text:span text:style-name="T20"> <text:s text:c="3"/>System.</text:span><text:span text:style-name="T32">out</text:span><text:span text:style-name="T20">.println(arr[i]);</text:span><text:line-break/><text:span text:style-name="T20">}</text:span></text:p>
      <text:p text:style-name="P27"><text:span text:style-name="T4"><text:s/></text:span></text:p>
      <text:p text:style-name="P27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20:27.488969236</meta:creation-date>
    <dc:date>2024-12-21T13:07:24.138060840</dc:date>
    <meta:editing-duration>PT3H10M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5" meta:paragraph-count="145" meta:word-count="627" meta:character-count="5673" meta:non-whitespace-character-count="4687"/>
  </office:meta>
</office:document-meta>
</file>